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crease the upload file size in squid</text:p>
      <text:p text:style-name="P2"/>
      <text:p text:style-name="P2"/>
      <text:list xml:id="list462733751" text:style-name="L1">
        <text:list-item>
          <text:p text:style-name="P3">Edit the file: vim /etc/squid/squid.conf</text:p>
          <text:p text:style-name="P3"/>
        </text:list-item>
        <text:list-item>
          <text:p text:style-name="P3">Find request_body in file</text:p>
          <text:p text:style-name="P3"><text:s text:c="5"/>press Esc button and enter “/request_body” to find</text:p>
          <text:p text:style-name="P3"/>
        </text:list-item>
        <text:list-item>
          <text:p text:style-name="P3">Change the file size 700 KB to 2MB...</text:p>
          <text:p text:style-name="P3"/>
          <text:p text:style-name="P3"><text:s/>Default : <text:s/>request_body 700 KB</text:p>
          <text:p text:style-name="P3"><text:s/>Now change size : request_body 2 MB</text:p>
          <text:p text:style-name="P3"/>
        </text:list-item>
        <text:list-item>
          <text:p text:style-name="P3">Save the file : press Esc button and enter “:wq” to save it.</text:p>
          <text:p text:style-name="P3"/>
        </text:list-item>
        <text:list-item>
          <text:p text:style-name="P3">Restart command : service squid reload</text:p>
          <text:p text:style-name="P3"/>
        </text:list-item>
        <text:list-item>
          <text:p text:style-name="P3">Now you uploading file upto 2MB siz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30T16:06:50</meta:creation-date>
    <dc:date>2014-01-30T18:19:10</dc:date>
    <dc:creator>admin </dc:creator>
    <meta:editing-duration>PT00H33M08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83" meta:character-count="413"/>
  </office:meta>
</office:document-meta>
</file>